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color="#ffffff" draw:fill="solid" draw:fill-color="#0099ff"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opacity="50%" draw:textarea-horizontal-align="justify" draw:textarea-vertical-align="middle" draw:auto-grow-height="false" draw:shadow-opacity="50%"/>
    </style:style>
    <style:style style:name="gr5" style:family="graphic" style:parent-style-name="standard">
      <style:graphic-properties draw:ole-draw-aspect="1" style:protect="size"/>
    </style:style>
    <style:style style:name="gr6" style:family="graphic" style:parent-style-name="standard">
      <style:graphic-properties draw:stroke="none" draw:fill="solid" draw:fill-color="#ff6633" draw:textarea-horizontal-align="justify" draw:textarea-vertical-align="middle" draw:auto-grow-height="false"/>
    </style:style>
    <style:style style:name="gr7" style:family="graphic" style:parent-style-name="standard">
      <style:graphic-properties draw:stroke="none" draw:fill="solid" draw:fill-color="#629e1f" draw:textarea-horizontal-align="justify" draw:textarea-vertical-align="middle" draw:auto-grow-height="false"/>
    </style:style>
    <style:style style:name="gr8" style:family="graphic" style:parent-style-name="standard">
      <style:graphic-properties draw:stroke="none" draw:fill="solid" draw:fill-color="#ffffff" draw:textarea-horizontal-align="justify" draw:textarea-vertical-align="middle" draw:auto-grow-height="false"/>
    </style:style>
    <style:style style:name="gr9" style:family="graphic" style:parent-style-name="standard">
      <style:graphic-properties draw:stroke="none" draw:fill="solid" draw:fill-color="#5a5a64" draw:textarea-horizontal-align="justify" draw:textarea-vertical-align="middle" draw:auto-grow-height="false"/>
    </style:style>
    <style:style style:name="gr10" style:family="graphic" style:parent-style-name="standard">
      <style:graphic-properties draw:stroke="none" draw:fill="solid" draw:fill-color="#5a5a64" draw:textarea-vertical-align="middle" draw:auto-grow-height="false" fo:min-height="0cm" fo:min-width="0cm"/>
    </style:style>
    <style:style style:name="gr11" style:family="graphic" style:parent-style-name="standard">
      <style:graphic-properties draw:stroke="none" draw:fill="solid" draw:fill-color="#1c82b9" draw:textarea-horizontal-align="justify" draw:textarea-vertical-align="middle" draw:auto-grow-height="false"/>
    </style:style>
    <style:style style:name="gr12" style:family="graphic" style:parent-style-name="standard">
      <style:graphic-properties draw:stroke="none" draw:fill="solid" draw:fill-color="#ccdd4f" draw:textarea-horizontal-align="justify" draw:textarea-vertical-align="middle" draw:auto-grow-height="false"/>
    </style:style>
    <style:style style:name="gr13" style:family="graphic" style:parent-style-name="standard">
      <style:graphic-properties draw:stroke="none" draw:fill="solid" draw:fill-color="#ff0000" draw:textarea-horizontal-align="justify" draw:textarea-vertical-align="middle" draw:auto-grow-height="false"/>
    </style:style>
    <style:style style:name="gr14" style:family="graphic" style:parent-style-name="standard">
      <style:graphic-properties draw:stroke="none" draw:fill="solid" draw:fill-color="#e2a14c" draw:textarea-horizontal-align="justify" draw:textarea-vertical-align="middle" draw:auto-grow-height="false"/>
    </style:style>
    <style:style style:name="gr15" style:family="graphic" style:parent-style-name="standard">
      <style:graphic-properties draw:stroke="none" draw:fill="solid" draw:fill-color="#e2a14c" draw:textarea-vertical-align="middle" draw:auto-grow-height="false" fo:min-height="0cm" fo:min-width="0cm"/>
    </style:style>
    <style:style style:name="gr16"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17" style:family="graphic" style:parent-style-name="standard">
      <style:graphic-properties draw:stroke="none" draw:fill="solid" draw:fill-color="#999999" draw:textarea-vertical-align="middle" draw:auto-grow-height="false" fo:min-height="0.749cm" fo:min-width="0.499cm"/>
    </style:style>
    <style:style style:name="gr18"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9" style:family="graphic" style:parent-style-name="standard">
      <style:graphic-properties draw:stroke="none" draw:fill="solid" draw:fill-color="#ff6633" draw:textarea-vertical-align="middle" draw:auto-grow-height="false" fo:min-height="0.749cm" fo:min-width="0.499cm"/>
    </style:style>
    <style:style style:name="gr20" style:family="graphic" style:parent-style-name="standard">
      <style:graphic-properties draw:stroke="none" draw:fill="solid" draw:fill-color="#629e1f" draw:textarea-vertical-align="middle" draw:auto-grow-height="false" fo:min-height="0.749cm" fo:min-width="0.499cm"/>
    </style:style>
    <style:style style:name="gr21" style:family="graphic" style:parent-style-name="standard">
      <style:graphic-properties draw:stroke="none" draw:fill="solid" draw:fill-color="#ff9966" draw:textarea-vertical-align="middle" draw:auto-grow-height="false" fo:min-height="0.749cm" fo:min-width="0.499cm"/>
    </style:style>
    <style:style style:name="gr22"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2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24" style:family="graphic" style:parent-style-name="standard">
      <style:graphic-properties draw:stroke="none" draw:fill="solid" draw:fill-color="#e6e64c" draw:textarea-horizontal-align="justify" draw:textarea-vertical-align="middle" draw:auto-grow-height="false"/>
    </style:style>
    <style:style style:name="pr1" style:family="presentation" style:parent-style-name="Default-subtitle">
      <style:graphic-properties draw:fill-color="#ffffff"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r6" style:family="presentation" style:parent-style-name="Default-title">
      <style:graphic-properties fo:min-height="3.256cm"/>
    </style:style>
    <style:style style:name="pr7" style:family="presentation" style:parent-style-name="Default-notes">
      <style:graphic-properties draw:fill-color="#ffffff" fo:min-height="13.114cm"/>
    </style:style>
    <style:style style:name="pr8" style:family="presentation" style:parent-style-name="Default-outline1">
      <style:graphic-properties fo:min-height="10.019cm"/>
    </style:style>
    <style:style style:name="pr9" style:family="presentation" style:parent-style-name="Default-outline1">
      <style:graphic-properties fo:min-height="13.61cm"/>
    </style:style>
    <style:style style:name="pr10" style:family="presentation" style:parent-style-name="Default-outline1">
      <style:graphic-properties fo:min-height="6.958cm"/>
    </style:style>
    <style:style style:name="pr11" style:family="presentation" style:parent-style-name="Default-outline1">
      <style:graphic-properties fo:min-height="6.655cm"/>
    </style:style>
    <style:style style:name="P1" style:family="paragraph">
      <style:paragraph-properties fo:text-align="center"/>
    </style:style>
    <style:style style:name="P2" style:family="paragraph">
      <style:paragraph-properties fo:text-align="center"/>
      <style:text-properties fo:font-size="23pt" style:font-size-asian="23pt" style:font-size-complex="23pt"/>
    </style:style>
    <style:style style:name="P3" style:family="paragraph">
      <style:text-properties fo:font-size="20pt"/>
    </style:style>
    <style:style style:name="P4" style:family="paragraph">
      <style:paragraph-properties fo:text-align="center"/>
      <style:text-properties fo:font-size="18pt"/>
    </style:style>
    <style:style style:name="P5" style:family="paragraph">
      <style:paragraph-properties fo:text-align="center"/>
      <style:text-properties fo:font-size="18pt" fo:font-weight="bold" style:font-weight-asian="bold" style:font-weight-complex="bold"/>
    </style:style>
    <style:style style:name="P6" style:family="paragraph">
      <style:text-properties fo:font-size="18pt"/>
    </style:style>
    <style:style style:name="P7" style:family="paragraph">
      <style:text-properties fo:font-size="18pt" fo:font-weight="bold" style:font-weight-asian="bold" style:font-weight-complex="bold"/>
    </style:style>
    <style:style style:name="P8" style:family="paragraph">
      <style:paragraph-properties fo:text-align="center"/>
      <style:text-properties fo:font-size="28pt"/>
    </style:style>
    <style:style style:name="P9" style:family="paragraph">
      <style:paragraph-properties fo:text-align="center"/>
      <style:text-properties fo:font-size="28pt" style:font-size-asian="28pt" style:font-size-complex="28pt"/>
    </style:style>
    <style:style style:name="T1" style:family="text">
      <style:text-properties fo:font-size="23pt" style:font-size-asian="23pt" style:font-size-complex="23pt"/>
    </style:style>
    <style:style style:name="T2" style:family="text">
      <style:text-properties fo:font-weight="bold" style:font-weight-asian="bold" style:font-weight-complex="bold"/>
    </style:style>
    <style:style style:name="T3"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685cm" svg:x="-4.346cm" svg:y="4.434cm" presentation:class="subtitle" presentation:user-transformed="true">
          <draw:text-box>
            <text:p>Evaluatio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3">
        <draw:frame presentation:style-name="pr3" draw:layer="layout" svg:width="25.199cm" svg:height="3.507cm" svg:x="1.4cm" svg:y="2.837cm" presentation:class="title" presentation:user-transformed="true">
          <draw:text-box>
            <text:p>Agenda</text:p>
          </draw:text-box>
        </draw:frame>
        <draw:frame presentation:style-name="pr4" draw:layer="layout" svg:width="12.296cm" svg:height="13.859cm" svg:x="1.4cm" svg:y="6.914cm" presentation:class="outline" presentation:user-transformed="true">
          <draw:text-box>
            <text:list text:style-name="L3">
              <text:list-header>
                <text:p>Brief recap</text:p>
                <text:p/>
                <text:p/>
                <text:p>Evaluation setups</text:p>
              </text:list-header>
            </text:list>
          </draw:text-box>
        </draw:frame>
        <draw:frame presentation:style-name="pr4" draw:layer="layout" svg:width="12.296cm" svg:height="13.859cm" svg:x="14.311cm" svg:y="6.914cm" presentation:class="outline" presentation:user-transformed="true">
          <draw:text-box>
            <text:list text:style-name="L3">
              <text:list-header>
                <text:p>Evaluation metrics</text:p>
                <text:p/>
                <text:p/>
                <text:p>Using models</text:p>
              </text:list-header>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3">
        <draw:custom-shape draw:style-name="gr2" draw:text-style-name="P2" draw:layer="layout" svg:width="8.96cm" svg:height="5.078cm" svg:x="18.268cm" svg:y="2.082cm">
          <text:p text:style-name="P1"><text:span text:style-name="T1">Data</text:span></text:p>
          <text:p text:style-name="P1"><text:span text:style-name="T1">Prepara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8.96cm" svg:height="5.078cm" svg:x="18.268cm" svg:y="5.882cm">
          <text:p text:style-name="P1"><text:span text:style-name="T1">Problem</text:span></text:p>
          <text:p text:style-name="P1"><text:span text:style-name="T1">Defini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8.96cm" svg:height="5.078cm" svg:x="18.27cm" svg:y="9.682cm">
          <text:p text:style-name="P1"><text:span text:style-name="T1">Problem</text:span></text:p>
          <text:p text:style-name="P1"><text:span text:style-name="T1">Solu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8.96cm" svg:height="5.078cm" svg:x="18.27cm" svg:y="13.482cm">
          <text:p text:style-name="P1"><text:span text:style-name="T1">Application</text:span></text:p>
          <text:p text:style-name="P1"><text:span text:style-name="T1">of solu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3" draw:layer="layout" svg:width="9.053cm" svg:height="2.384cm" svg:x="2.224cm" svg:y="2.735cm">
          <draw:text-box>
            <text:p>Data selection, aggregation</text:p>
            <text:p>Data integration and cleansing</text:p>
            <text:p>Feature extraction</text:p>
          </draw:text-box>
        </draw:frame>
        <draw:frame draw:style-name="gr3" draw:layer="layout" svg:width="12.123cm" svg:height="2.384cm" svg:x="2.421cm" svg:y="6.901cm">
          <draw:text-box>
            <text:p>Define the objective</text:p>
            <text:p>Define your performance criteria</text:p>
            <text:p>Define the model space and assumptions</text:p>
          </draw:text-box>
        </draw:frame>
        <draw:frame draw:style-name="gr3" draw:layer="layout" svg:width="10.044cm" svg:height="1.673cm" svg:x="2.407cm" svg:y="11.313cm">
          <draw:text-box>
            <text:p>Identify and implement the correct</text:p>
            <text:p>algorithm for your problem.</text:p>
          </draw:text-box>
        </draw:frame>
        <draw:frame draw:style-name="gr3" draw:layer="layout" svg:width="12.885cm" svg:height="2.384cm" svg:x="2.364cm" svg:y="14.513cm">
          <draw:text-box>
            <text:p>Train and tune the model</text:p>
            <text:p>Evaluate model performance on known data</text:p>
            <text:p>Use the model for prediction on new data</text:p>
          </draw:text-box>
        </draw:frame>
        <draw:custom-shape draw:style-name="gr4" draw:text-style-name="P1" draw:layer="layout" svg:width="26.203cm" svg:height="3.549cm" svg:x="0.986cm" svg:y="10.052cm">
          <text:p/>
          <draw:enhanced-geometry svg:viewBox="0 0 21600 21600" draw:type="rectangle" draw:enhanced-path="M 0 0 L 21600 0 21600 21600 0 21600 0 0 Z N"/>
        </draw:custom-shape>
        <draw:frame draw:style-name="gr3" draw:layer="layout" svg:width="1.277cm" svg:height="0.962cm" svg:x="26.592cm" svg:y="20.018cm">
          <draw:text-box>
            <text:p>(2)</text:p>
          </draw:text-box>
        </draw:frame>
        <draw:custom-shape draw:style-name="gr4" draw:text-style-name="P1" draw:layer="layout" svg:width="26.203cm" svg:height="9.134cm" svg:x="0.987cm" svg:y="0.9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32">
        <draw:frame presentation:style-name="pr1" draw:layer="layout" svg:width="25.199cm" svg:height="17.685cm" svg:x="-0.9cm" svg:y="3.462cm" presentation:class="subtitle" presentation:user-transformed="true">
          <draw:text-box>
            <text:p>Evaluation setups</text:p>
          </draw:text-box>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3T1">
        <draw:frame presentation:style-name="pr6" draw:layer="layout" svg:width="25.199cm" svg:height="3.256cm" svg:x="1.4cm" svg:y="0.962cm" presentation:class="title">
          <draw:text-box>
            <text:p>Goals</text:p>
          </draw:text-box>
        </draw:frame>
        <draw:frame presentation:style-name="pr4" draw:layer="layout" svg:width="25.199cm" svg:height="13.859cm" svg:x="1.4cm" svg:y="4.914cm" presentation:class="outline">
          <draw:text-box>
            <text:list text:style-name="L3">
              <text:list-item>
                <text:p>Goal: Measure quality of models after:</text:p>
                <text:list>
                  <text:list-item>
                    <text:p>Analysing the problem</text:p>
                  </text:list-item>
                  <text:list-item>
                    <text:p>Identifying training algorithms</text:p>
                  </text:list-item>
                  <text:list-item>
                    <text:p>Implementation of algorithm</text:p>
                    <text:p/>
                  </text:list-item>
                </text:list>
              </text:list-item>
              <text:list-item>
                <text:p>Questions:</text:p>
                <text:list>
                  <text:list-item>
                    <text:p>Definition of “quality”</text:p>
                  </text:list-item>
                  <text:list-item>
                    <text:p>How to estimate that quality for unseen data</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3T1">
        <draw:frame presentation:style-name="pr6" draw:layer="layout" svg:width="25.199cm" svg:height="3.256cm" svg:x="1.4cm" svg:y="0.962cm" presentation:class="title">
          <draw:text-box>
            <text:p>Pre-conditions</text:p>
          </draw:text-box>
        </draw:frame>
        <draw:frame presentation:style-name="pr4" draw:layer="layout" svg:width="25.199cm" svg:height="13.859cm" svg:x="1.4cm" svg:y="4.914cm" presentation:class="outline">
          <draw:text-box>
            <text:list text:style-name="L3">
              <text:list-header>
                <text:p>For automated quality computation we need:</text:p>
                <text:p/>
                <text:list>
                  <text:list-item>
                    <text:p>representative evaluation data </text:p>
                  </text:list-item>
                  <text:list-item>
                    <text:p>with known target variable</text:p>
                  </text:list-item>
                  <text:list-item>
                    <text:p>evaluation metric, e.g. error rate for classification, distance between real and estimated position in ranking.</text:p>
                  </text:list-item>
                </text:list>
                <text:p/>
                <text:list>
                  <text:list-header>
                    <text:p/>
                  </text:list-header>
                </text:list>
              </text:list-header>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1">
        <draw:frame presentation:style-name="pr6" draw:layer="layout" svg:width="25.199cm" svg:height="3.256cm" svg:x="1.4cm" svg:y="0.962cm" presentation:class="title">
          <draw:text-box>
            <text:p>Problem setting</text:p>
          </draw:text-box>
        </draw:frame>
        <draw:frame presentation:style-name="pr4" draw:layer="layout" svg:width="25.199cm" svg:height="13.859cm" svg:x="1.4cm" svg:y="4.914cm" presentation:class="outline">
          <draw:text-box>
            <text:list text:style-name="L3">
              <text:list-item>
                <text:p>Given a learning algorithm producing model h:</text:p>
              </text:list-item>
              <text:list-item>
                <text:p>Goal: Estimate average quality of that algorithm</text:p>
                <text:p/>
              </text:list-item>
              <text:list-item>
                <text:p>If training data are representative:</text:p>
                <text:list>
                  <text:list-item>
                    <text:p>Estimate theoretical average based on empirical average.</text:p>
                  </text:list-item>
                  <text:list-item>
                    <text:p/>
                  </text:list-item>
                </text:list>
              </text:list-item>
            </text:list>
          </draw:text-box>
        </draw:frame>
        <draw:frame draw:style-name="gr5" draw:layer="layout" svg:width="1.999cm" svg:height="0.999cm" svg:x="13.51cm" svg:y="8.76cm">
          <draw:object xlink:href="./Object 4" xlink:type="simple" xlink:show="embed" xlink:actuate="onLoad"/>
          <draw:image xlink:href="./ObjectReplacements/Object 4" xlink:type="simple" xlink:show="embed" xlink:actuate="onLoad"/>
        </draw:frame>
        <draw:frame draw:style-name="gr5" draw:layer="layout" svg:width="6.706cm" svg:height="1.829cm" svg:x="3.666cm" svg:y="14.468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Default">
        <office:forms form:automatic-focus="false" form:apply-design-mode="false"/>
        <draw:custom-shape draw:style-name="gr6" draw:text-style-name="P1" draw:layer="layout" svg:width="13.079cm" svg:height="11.791cm" svg:x="3.068cm" svg:y="2.8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7.968cm" svg:height="7.183cm" svg:x="17.205cm" svg:y="10.2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88cm" svg:height="1.433cm" svg:x="5.341cm" svg:y="5.751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174cm" svg:height="1.212cm" svg:x="23.215cm" svg:y="12.93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174cm" svg:height="1.212cm" svg:x="20.154cm" svg:y="12.211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174cm" svg:height="1.212cm" svg:x="21.666cm" svg:y="13.421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388cm" svg:height="1.433cm" svg:x="10.783cm" svg:y="4.428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388cm" svg:height="1.433cm" svg:x="10.481cm" svg:y="6.016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388cm" svg:height="1.433cm" svg:x="7.609cm" svg:y="6.319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388cm" svg:height="1.433cm" svg:x="12.862cm" svg:y="9.002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388cm" svg:height="1.433cm" svg:x="9.649cm" svg:y="8.019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388cm" svg:height="1.433cm" svg:x="5.756cm" svg:y="10.249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388cm" svg:height="1.433cm" svg:x="7.079cm" svg:y="8.322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388cm" svg:height="1.433cm" svg:x="8.1cm" svg:y="10.061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388cm" svg:height="1.433cm" svg:x="9.612cm" svg:y="11.912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388cm" svg:height="1.433cm" svg:x="11.615cm" svg:y="10.779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8" presentation:class="page"/>
          <draw:frame presentation:style-name="pr7" draw:text-style-name="P3" draw:layer="layout" svg:width="16.799cm" svg:height="13.11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6" draw:layer="layout" svg:width="25.199cm" svg:height="3.256cm" svg:x="1.4cm" svg:y="0.962cm" presentation:class="title">
          <draw:text-box>
            <text:p>Goals</text:p>
          </draw:text-box>
        </draw:frame>
        <draw:frame presentation:style-name="pr8" draw:layer="layout" svg:width="25.199cm" svg:height="10.019cm" svg:x="1.438cm" svg:y="7.258cm" presentation:class="outline" presentation:user-transformed="true">
          <draw:text-box>
            <text:list text:style-name="L3">
              <text:list-item>
                <text:p>Did I use the best model parameters?</text:p>
                <text:p/>
              </text:list-item>
              <text:list-item>
                <text:p>How well will my model perform in the wild?</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3" draw:layer="layout" svg:width="16.799cm" svg:height="13.114cm" svg:x="2.1cm" svg:y="14.107cm" presentation:class="notes" presentation:placeholder="true">
            <draw:text-box/>
          </draw:frame>
        </presentation:notes>
      </draw:page>
      <draw:page draw:name="page10" draw:style-name="dp1" draw:master-page-name="Default">
        <office:forms form:automatic-focus="false" form:apply-design-mode="false"/>
        <draw:g>
          <draw:custom-shape draw:style-name="gr9" draw:text-style-name="P1" draw:layer="layout" svg:width="3.683cm" svg:height="3.442cm" draw:transform="rotate (0.7853981633973) translate (12.012cm 5.967cm)">
            <text:p/>
            <draw:enhanced-geometry svg:viewBox="0 0 21600 21600" draw:mirror-vertical="true" draw:type="block-arc" draw:modifiers="177.922719545398 5690.129983162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 draw:text-style-name="P1" draw:layer="layout" svg:width="3.589cm" svg:height="3.351cm" svg:x="12.753cm" svg:y="4.069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1" draw:text-style-name="P5" draw:layer="layout" svg:width="6.01cm" svg:height="3.213cm" svg:x="1.322cm" svg:y="9.336cm">
          <text:p text:style-name="P4"><text:span text:style-name="T2">Prepare data</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8.391cm" svg:height="3.93cm" svg:x="17.538cm" svg:y="8.9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7" draw:layer="layout" svg:width="4.071cm" svg:height="0.962cm" svg:x="12.623cm" svg:y="3.517cm">
          <draw:text-box>
            <text:p text:style-name="P6"><text:span text:style-name="T2">Train model</text:span></text:p>
          </draw:text-box>
        </draw:frame>
        <draw:frame draw:style-name="gr3" draw:text-style-name="P7" draw:layer="layout" svg:width="6.179cm" svg:height="1.673cm" svg:x="17.991cm" svg:y="10.132cm">
          <draw:text-box>
            <text:p text:style-name="P6"><text:span text:style-name="T2">Compute expected</text:span></text:p>
            <text:p text:style-name="P6"><text:span text:style-name="T2">performance</text:span></text:p>
          </draw:text-box>
        </draw:frame>
        <presentation:notes draw:style-name="dp2">
          <draw:page-thumbnail draw:style-name="gr1" draw:layer="layout" svg:width="14.848cm" svg:height="11.136cm" svg:x="3.075cm" svg:y="2.257cm" draw:page-number="10" presentation:class="page"/>
          <draw:frame presentation:style-name="pr7" draw:text-style-name="P3" draw:layer="layout" svg:width="16.799cm" svg:height="13.11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6" draw:layer="layout" svg:width="25.199cm" svg:height="3.256cm" svg:x="1.4cm" svg:y="0.962cm" presentation:class="title">
          <draw:text-box>
            <text:p>Performance</text:p>
          </draw:text-box>
        </draw:frame>
        <draw:frame presentation:style-name="pr9" draw:layer="layout" svg:width="25.199cm" svg:height="13.61cm" svg:x="1.4cm" svg:y="4.914cm" presentation:class="outline">
          <draw:text-box>
            <text:list text:style-name="L3">
              <text:list-item>
                <text:p>Use same data for training and testing.</text:p>
                <text:p/>
                <text:p/>
                <text:p/>
              </text:list-item>
              <text:list-item>
                <text:p>Problem:</text:p>
                <text:list>
                  <text:list-item>
                    <text:p>Highly optimistic.</text:p>
                  </text:list-item>
                  <text:list-item>
                    <text:p>Model generalization unknow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7" draw:text-style-name="P3" draw:layer="layout" svg:width="16.799cm" svg:height="13.11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6" draw:layer="layout" svg:width="25.199cm" svg:height="3.256cm" svg:x="1.401cm" svg:y="0.962cm" presentation:class="title" presentation:user-transformed="true">
          <draw:text-box>
            <text:p>Performance</text:p>
          </draw:text-box>
        </draw:frame>
        <draw:frame presentation:style-name="pr9" draw:layer="layout" svg:width="25.199cm" svg:height="13.61cm" svg:x="1.401cm" svg:y="4.914cm" presentation:class="outline" presentation:user-transformed="true">
          <draw:text-box>
            <text:list text:style-name="L3">
              <text:list-item>
                <text:p>Use same data for training and testing.</text:p>
                <text:p/>
                <text:p/>
                <text:p/>
              </text:list-item>
              <text:list-item>
                <text:p>Problem:</text:p>
                <text:list>
                  <text:list-item>
                    <text:p>Highly optimistic.</text:p>
                  </text:list-item>
                  <text:list-item>
                    <text:p>Model generalization unknown.</text:p>
                  </text:list-item>
                </text:list>
              </text:list-item>
            </text:list>
          </draw:text-box>
        </draw:frame>
        <draw:custom-shape draw:style-name="gr13" draw:text-style-name="P9" draw:layer="layout" svg:width="16.631cm" svg:height="10.773cm" svg:x="5.782cm" svg:y="4.12cm">
          <text:p text:style-name="P8"><text:span text:style-name="T3">DON'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6cm" svg:x="3.075cm" svg:y="2.257cm" draw:page-number="12" presentation:class="page"/>
          <draw:frame presentation:style-name="pr7" draw:text-style-name="P3" draw:layer="layout" svg:width="16.799cm" svg:height="13.114cm" svg:x="2.1cm" svg:y="14.107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6" draw:layer="layout" svg:width="25.199cm" svg:height="3.256cm" svg:x="1.401cm" svg:y="0.962cm" presentation:class="title" presentation:user-transformed="true">
          <draw:text-box>
            <text:p>Performance</text:p>
          </draw:text-box>
        </draw:frame>
        <draw:frame presentation:style-name="pr9" draw:layer="layout" svg:width="25.199cm" svg:height="13.61cm" svg:x="1.401cm" svg:y="4.914cm" presentation:class="outline" presentation:user-transformed="true">
          <draw:text-box>
            <text:list text:style-name="L3">
              <text:list-item>
                <text:p>Use just a fraction for training.</text:p>
              </text:list-item>
              <text:list-item>
                <text:p>Set some data aside for testing.</text:p>
                <text:p/>
                <text:p/>
              </text:list-item>
              <text:list-item>
                <text:p>Problems:</text:p>
                <text:list>
                  <text:list-item>
                    <text:p>Pessimistic predictor: Not all data used for training.</text:p>
                  </text:list-item>
                  <text:list-item>
                    <text:p>Result may depend on which data was set aside.</text:p>
                    <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7" draw:text-style-name="P3" draw:layer="layout" svg:width="16.799cm" svg:height="13.114cm" svg:x="2.1cm" svg:y="14.107cm" presentation:class="notes" presentation:placeholder="true">
            <draw:text-box/>
          </draw:frame>
        </presentation:notes>
      </draw:page>
      <draw:page draw:name="page14" draw:style-name="dp1" draw:master-page-name="Default">
        <office:forms form:automatic-focus="false" form:apply-design-mode="false"/>
        <draw:frame presentation:style-name="pr6" draw:layer="layout" svg:width="25.199cm" svg:height="3.256cm" svg:x="1.402cm" svg:y="0.962cm" presentation:class="title" presentation:user-transformed="true">
          <draw:text-box>
            <text:p>Performance</text:p>
          </draw:text-box>
        </draw:frame>
        <draw:frame presentation:style-name="pr9" draw:layer="layout" svg:width="25.199cm" svg:height="13.61cm" svg:x="1.402cm" svg:y="4.914cm" presentation:class="outline" presentation:user-transformed="true">
          <draw:text-box>
            <text:list text:style-name="L3">
              <text:list-item>
                <text:p>Partition your data into n fractions.</text:p>
              </text:list-item>
              <text:list-item>
                <text:p>Each fraction set aside for testing in turn.</text:p>
                <text:p/>
                <text:p/>
              </text:list-item>
              <text:list-item>
                <text:p>Problem:</text:p>
                <text:list>
                  <text:list-item>
                    <text:p>Still a pessimistic predictor.</text:p>
                    <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7" draw:text-style-name="P3" draw:layer="layout" svg:width="16.799cm" svg:height="13.114cm" svg:x="2.1cm" svg:y="14.107cm" presentation:class="notes" presentation:placeholder="true">
            <draw:text-box/>
          </draw:frame>
        </presentation:notes>
      </draw:page>
      <draw:page draw:name="page15" draw:style-name="dp1" draw:master-page-name="Default" presentation:presentation-page-layout-name="AL3T1">
        <draw:frame presentation:style-name="pr6" draw:layer="layout" svg:width="25.199cm" svg:height="3.256cm" svg:x="1.4cm" svg:y="0.962cm" presentation:class="title">
          <draw:text-box>
            <text:p>Statistical significance</text:p>
          </draw:text-box>
        </draw:frame>
        <draw:frame presentation:style-name="pr4" draw:layer="layout" svg:width="25.199cm" svg:height="13.859cm" svg:x="1.4cm" svg:y="4.914cm" presentation:class="outline">
          <draw:text-box>
            <text:list text:style-name="L3">
              <text:list-item>
                <text:p>Goal: Compared to real risk, how good is our estimation?</text:p>
              </text:list-item>
              <text:list-item>
                <text:p>Idea: m-times repeated validation gives m estimators for risk with mean µ</text:p>
                <text:list>
                  <text:list-item>
                    <text:p>Standard error:</text:p>
                    <text:p/>
                  </text:list-item>
                  <text:list-item>
                    <text:p>Hypothesis test:</text:p>
                  </text:list-item>
                </text:list>
              </text:list-item>
            </text:list>
          </draw:text-box>
        </draw:frame>
        <draw:frame draw:style-name="gr5" draw:layer="layout" svg:width="5.893cm" svg:height="2.032cm" svg:x="13.428cm" svg:y="11.529cm">
          <draw:object xlink:href="./Object 6" xlink:type="simple" xlink:show="embed" xlink:actuate="onLoad"/>
          <draw:image xlink:href="./ObjectReplacements/Object 6" xlink:type="simple" xlink:show="embed" xlink:actuate="onLoad"/>
        </draw:frame>
        <draw:frame draw:style-name="gr5" draw:layer="layout" svg:width="17.911cm" svg:height="3.946cm" svg:x="9.419cm" svg:y="15.787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32">
        <draw:frame presentation:style-name="pr1" draw:layer="layout" svg:width="25.199cm" svg:height="17.685cm" svg:x="-1.8cm" svg:y="4.762cm" presentation:class="subtitle" presentation:user-transformed="true">
          <draw:text-box>
            <text:p>Model parameter tuning</text:p>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draw:frame presentation:style-name="pr6" draw:layer="layout" svg:width="25.199cm" svg:height="3.256cm" svg:x="1.4cm" svg:y="0.962cm" presentation:class="title">
          <draw:text-box>
            <text:p>Why?</text:p>
          </draw:text-box>
        </draw:frame>
        <draw:frame presentation:style-name="pr4" draw:layer="layout" svg:width="25.199cm" svg:height="13.859cm" svg:x="1.4cm" svg:y="4.914cm" presentation:class="outline">
          <draw:text-box>
            <text:list text:style-name="L3">
              <text:list-item>
                <text:p>Goal: Increase model performance.</text:p>
              </text:list-item>
              <text:list-item>
                <text:p>Examples:</text:p>
                <text:list>
                  <text:list-item>
                    <text:p>Adjust model components (loss, regulariser)</text:p>
                  </text:list-item>
                  <text:list-item>
                    <text:p>Adjust model parameters</text:p>
                  </text:list-item>
                  <text:list-item>
                    <text:p>Adjust loss function (mis-classification costs)</text:p>
                  </text:list-item>
                  <text:list-item>
                    <text:p>Adjust regulariser parameters</text:p>
                  </text:list-item>
                  <text:list-item>
                    <text:p>Adjust data transformation</text:p>
                  </text:list-item>
                  <text:list-item>
                    <text:p>Adjust kernel parameters</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3T1">
        <draw:frame presentation:style-name="pr6" draw:layer="layout" svg:width="25.199cm" svg:height="3.256cm" svg:x="1.4cm" svg:y="0.962cm" presentation:class="title">
          <draw:text-box>
            <text:p>How?</text:p>
          </draw:text-box>
        </draw:frame>
        <draw:frame presentation:style-name="pr4" draw:layer="layout" svg:width="25.199cm" svg:height="13.859cm" svg:x="1.4cm" svg:y="4.914cm" presentation:class="outline" presentation:user-transformed="true">
          <draw:text-box>
            <text:list text:style-name="L3">
              <text:list-item>
                <text:p>Idea:</text:p>
                <text:list>
                  <text:list-item>
                    <text:p>Systematically chose parameter combination set</text:p>
                  </text:list-item>
                  <text:list-item>
                    <text:p>For every combination compute quality estimate</text:p>
                  </text:list-item>
                  <text:list-item>
                    <text:p>Choose those parameter that with max quality</text:p>
                    <text:p/>
                  </text:list-item>
                </text:list>
              </text:list-item>
              <text:list-item>
                <text:p>Example for choice: grid search</text:p>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office:forms form:automatic-focus="false" form:apply-design-mode="false"/>
        <draw:g>
          <draw:custom-shape draw:style-name="gr9" draw:text-style-name="P1" draw:layer="layout" svg:width="3.683cm" svg:height="3.442cm" draw:transform="rotate (0.7853981633973) translate (12.013cm 5.967cm)">
            <text:p/>
            <draw:enhanced-geometry svg:viewBox="0 0 21600 21600" draw:mirror-vertical="true" draw:type="block-arc" draw:modifiers="177.922719545398 5690.129983162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 draw:text-style-name="P1" draw:layer="layout" svg:width="3.589cm" svg:height="3.351cm" svg:x="12.754cm" svg:y="4.069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1" draw:text-style-name="P5" draw:layer="layout" svg:width="6.01cm" svg:height="3.213cm" svg:x="1.323cm" svg:y="9.336cm">
          <text:p text:style-name="P4"><text:span text:style-name="T2">Prepare data</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8.391cm" svg:height="3.93cm" svg:x="17.539cm" svg:y="8.9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4" draw:text-style-name="P1" draw:layer="layout" svg:width="7.56cm" svg:height="7.068cm" draw:transform="rotate (0.7853981633973) translate (6.38cm 10.095cm)">
            <text:p/>
            <draw:enhanced-geometry svg:viewBox="0 0 21600 21600" draw:mirror-vertical="true" draw:type="block-arc" draw:modifiers="177.922719545398 5690.129983162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5" draw:text-style-name="P1" draw:layer="layout" svg:width="7.37cm" svg:height="6.879cm" svg:x="7.9cm" svg:y="6.199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3" draw:text-style-name="P7" draw:layer="layout" svg:width="4.024cm" svg:height="1.673cm" svg:x="9.487cm" svg:y="8.996cm">
          <draw:text-box>
            <text:p text:style-name="P6"><text:span text:style-name="T2">Tune model</text:span></text:p>
            <text:p text:style-name="P6"><text:span text:style-name="T2">parameters</text:span></text:p>
          </draw:text-box>
        </draw:frame>
        <draw:frame draw:style-name="gr3" draw:text-style-name="P7" draw:layer="layout" svg:width="4.071cm" svg:height="0.962cm" svg:x="12.624cm" svg:y="3.517cm">
          <draw:text-box>
            <text:p text:style-name="P6"><text:span text:style-name="T2">Train model</text:span></text:p>
          </draw:text-box>
        </draw:frame>
        <draw:frame draw:style-name="gr3" draw:text-style-name="P7" draw:layer="layout" svg:width="6.179cm" svg:height="1.673cm" svg:x="17.992cm" svg:y="10.132cm">
          <draw:text-box>
            <text:p text:style-name="P6"><text:span text:style-name="T2">Compute expected</text:span></text:p>
            <text:p text:style-name="P6"><text:span text:style-name="T2">performance</text:span></text:p>
          </draw:text-box>
        </draw:frame>
        <presentation:notes draw:style-name="dp2">
          <draw:page-thumbnail draw:style-name="gr1" draw:layer="layout" svg:width="14.848cm" svg:height="11.136cm" svg:x="3.075cm" svg:y="2.257cm" draw:page-number="19" presentation:class="page"/>
          <draw:frame presentation:style-name="pr7" draw:text-style-name="P3" draw:layer="layout" svg:width="16.799cm" svg:height="13.114cm" svg:x="2.1cm" svg:y="14.107cm" presentation:class="notes" presentation:placeholder="true">
            <draw:text-box/>
          </draw:frame>
        </presentation:notes>
      </draw:page>
      <draw:page draw:name="page20" draw:style-name="dp1" draw:master-page-name="Default">
        <office:forms form:automatic-focus="false" form:apply-design-mode="false"/>
        <draw:frame presentation:style-name="pr6" draw:layer="layout" svg:width="25.199cm" svg:height="3.256cm" svg:x="1.402cm" svg:y="0.962cm" presentation:class="title" presentation:user-transformed="true">
          <draw:text-box>
            <text:p>Performance</text:p>
          </draw:text-box>
        </draw:frame>
        <draw:frame presentation:style-name="pr9" draw:layer="layout" svg:width="25.199cm" svg:height="13.61cm" svg:x="1.402cm" svg:y="4.914cm" presentation:class="outline" presentation:user-transformed="true">
          <draw:text-box>
            <text:list text:style-name="L3">
              <text:list-item>
                <text:p>Use just a fraction for training.</text:p>
              </text:list-item>
              <text:list-item>
                <text:p>Set some data aside for tuning and testing.</text:p>
                <text:p/>
                <text:p/>
              </text:list-item>
              <text:list-item>
                <text:p>Problems:</text:p>
                <text:list>
                  <text:list-item>
                    <text:p>Highly optimistic.</text:p>
                  </text:list-item>
                  <text:list-item>
                    <text:p>Parameters manually tuned to testing data.</text:p>
                    <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7" draw:text-style-name="P3" draw:layer="layout" svg:width="16.799cm" svg:height="13.114cm" svg:x="2.1cm" svg:y="14.107cm" presentation:class="notes" presentation:placeholder="true">
            <draw:text-box/>
          </draw:frame>
        </presentation:notes>
      </draw:page>
      <draw:page draw:name="page21" draw:style-name="dp1" draw:master-page-name="Default">
        <office:forms form:automatic-focus="false" form:apply-design-mode="false"/>
        <draw:frame presentation:style-name="pr6" draw:layer="layout" svg:width="25.199cm" svg:height="3.256cm" svg:x="1.403cm" svg:y="0.962cm" presentation:class="title" presentation:user-transformed="true">
          <draw:text-box>
            <text:p>Performance</text:p>
          </draw:text-box>
        </draw:frame>
        <draw:frame presentation:style-name="pr9" draw:layer="layout" svg:width="25.199cm" svg:height="13.61cm" svg:x="1.403cm" svg:y="4.914cm" presentation:class="outline" presentation:user-transformed="true">
          <draw:text-box>
            <text:list text:style-name="L3">
              <text:list-item>
                <text:p>Use just a fraction for training.</text:p>
              </text:list-item>
              <text:list-item>
                <text:p>Set some data aside for tuning and testing.</text:p>
                <text:p/>
                <text:p/>
              </text:list-item>
              <text:list-item>
                <text:p>Problems:</text:p>
                <text:list>
                  <text:list-item>
                    <text:p>Highly optimistic.</text:p>
                  </text:list-item>
                  <text:list-item>
                    <text:p>Parameters manually tuned to testing data.</text:p>
                    <text:p/>
                  </text:list-item>
                </text:list>
              </text:list-item>
            </text:list>
          </draw:text-box>
        </draw:frame>
        <draw:custom-shape draw:style-name="gr13" draw:text-style-name="P9" draw:layer="layout" svg:width="16.631cm" svg:height="10.773cm" svg:x="5.783cm" svg:y="4.121cm">
          <text:p text:style-name="P8"><text:span text:style-name="T3">DON'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6cm" svg:x="3.075cm" svg:y="2.257cm" draw:page-number="21" presentation:class="page"/>
          <draw:frame presentation:style-name="pr7" draw:text-style-name="P3" draw:layer="layout" svg:width="16.799cm" svg:height="13.114cm" svg:x="2.1cm" svg:y="14.107cm" presentation:class="notes" presentation:placeholder="true">
            <draw:text-box/>
          </draw:frame>
        </presentation:notes>
      </draw:page>
      <draw:page draw:name="page22" draw:style-name="dp1" draw:master-page-name="Default">
        <office:forms form:automatic-focus="false" form:apply-design-mode="false"/>
        <draw:frame presentation:style-name="pr6" draw:layer="layout" svg:width="25.199cm" svg:height="3.256cm" svg:x="1.403cm" svg:y="0.962cm" presentation:class="title" presentation:user-transformed="true">
          <draw:text-box>
            <text:p>Performance</text:p>
          </draw:text-box>
        </draw:frame>
        <draw:frame presentation:style-name="pr9" draw:layer="layout" svg:width="25.199cm" svg:height="14.7cm" svg:x="1.403cm" svg:y="4.914cm" presentation:class="outline" presentation:user-transformed="true">
          <draw:text-box>
            <text:list text:style-name="L3">
              <text:list-item>
                <text:p>Use just a fraction for training.</text:p>
              </text:list-item>
              <text:list-item>
                <text:p>Set some data aside for tuning.</text:p>
              </text:list-item>
              <text:list-item>
                <text:p>Set another set of data aside for testing.</text:p>
                <text:p/>
              </text:list-item>
              <text:list-item>
                <text:p>Problems:</text:p>
                <text:list>
                  <text:list-item>
                    <text:p>Pretty pessimistic as not all data is used.</text:p>
                  </text:list-item>
                  <text:list-item>
                    <text:p>May depend on which data was set aside.</text:p>
                    <text:p/>
                  </text:list-item>
                </text:list>
              </text:list-item>
              <text:list-item>
                <text:p>Better yet: Cross validation here as well.</text:p>
                <text:list>
                  <text:list-header>
                    <text:p/>
                  </text:list-header>
                </text:list>
              </text:list-item>
            </text:list>
          </draw:text-box>
        </draw:frame>
        <presentation:notes draw:style-name="dp2">
          <draw:page-thumbnail draw:style-name="gr1" draw:layer="layout" svg:width="14.848cm" svg:height="11.136cm" svg:x="3.075cm" svg:y="2.257cm" draw:page-number="22" presentation:class="page"/>
          <draw:frame presentation:style-name="pr7" draw:text-style-name="P3" draw:layer="layout" svg:width="16.799cm" svg:height="13.114cm" svg:x="2.1cm" svg:y="14.107cm" presentation:class="notes" presentation:placeholder="true">
            <draw:text-box/>
          </draw:frame>
        </presentation:notes>
      </draw:page>
      <draw:page draw:name="page23" draw:style-name="dp1" draw:master-page-name="Default" presentation:presentation-page-layout-name="AL4T19">
        <office:forms form:automatic-focus="false" form:apply-design-mode="false"/>
        <draw:frame presentation:style-name="pr6" draw:layer="layout" svg:width="25.199cm" svg:height="3.256cm" svg:x="4.574cm" svg:y="13.889cm" presentation:class="title" presentation:user-transformed="true">
          <draw:text-box>
            <text:p>Performance Measures</text:p>
          </draw:text-box>
        </draw:frame>
        <presentation:notes draw:style-name="dp2">
          <draw:page-thumbnail draw:style-name="gr1" draw:layer="layout" svg:width="14.848cm" svg:height="11.136cm" svg:x="3.075cm" svg:y="2.257cm" draw:page-number="23" presentation:class="page"/>
          <draw:frame presentation:style-name="pr7" draw:text-style-name="P3" draw:layer="layout" svg:width="16.799cm" svg:height="13.114cm" svg:x="2.1cm" svg:y="14.107cm" presentation:class="notes" presentation:placeholder="true">
            <draw:text-box/>
          </draw:frame>
        </presentation:notes>
      </draw:page>
      <draw:page draw:name="page24" draw:style-name="dp1" draw:master-page-name="Default" presentation:presentation-page-layout-name="AL3T1">
        <draw:frame presentation:style-name="pr3" draw:layer="layout" svg:width="25.199cm" svg:height="3.507cm" svg:x="1.4cm" svg:y="0.837cm" presentation:class="title">
          <draw:text-box>
            <text:p>Definition</text:p>
          </draw:text-box>
        </draw:frame>
        <draw:frame presentation:style-name="pr4" draw:layer="layout" svg:width="25.199cm" svg:height="13.859cm" svg:x="1.4cm" svg:y="4.914cm" presentation:class="outline">
          <draw:text-box>
            <text:list text:style-name="L3">
              <text:list-item>
                <text:p>Decision function: Assigns numerical value f(x) to input x</text:p>
                <text:p/>
              </text:list-item>
              <text:list-item>
                <text:p>Classification function: Assigns class label to decision function output f(x)</text:p>
                <text:p/>
              </text:list-item>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1" draw:master-page-name="Default">
        <office:forms form:automatic-focus="false" form:apply-design-mode="false"/>
        <draw:custom-shape draw:style-name="gr6" draw:text-style-name="P1" draw:layer="layout" svg:width="11.095cm" svg:height="15.448cm" svg:x="4.666cm" svg:y="3.585cm">
          <text:p/>
          <draw:enhanced-geometry svg:viewBox="0 0 21600 21600" draw:type="rectangle" draw:enhanced-path="M 0 0 L 21600 0 21600 21600 0 21600 0 0 Z N"/>
        </draw:custom-shape>
        <draw:custom-shape draw:style-name="gr7" draw:text-style-name="P1" draw:layer="layout" svg:width="11.095cm" svg:height="15.448cm" svg:x="16.645cm" svg:y="3.556cm">
          <text:p/>
          <draw:enhanced-geometry svg:viewBox="0 0 21600 21600" draw:type="rectangle" draw:enhanced-path="M 0 0 L 21600 0 21600 21600 0 21600 0 0 Z N"/>
        </draw:custom-shape>
        <draw:custom-shape draw:style-name="gr8" draw:text-style-name="P1" draw:layer="layout" svg:width="1.388cm" svg:height="1.433cm" svg:x="7.943cm" svg:y="5.673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174cm" svg:height="1.212cm" svg:x="22.68cm" svg:y="13.23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174cm" svg:height="1.212cm" svg:x="21.131cm" svg:y="13.721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388cm" svg:height="1.433cm" svg:x="10.248cm" svg:y="4.728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388cm" svg:height="1.433cm" svg:x="9.946cm" svg:y="6.316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388cm" svg:height="1.433cm" svg:x="7.074cm" svg:y="6.619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388cm" svg:height="1.433cm" svg:x="12.667cm" svg:y="11.078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388cm" svg:height="1.433cm" svg:x="11.647cm" svg:y="7.299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388cm" svg:height="1.433cm" svg:x="5.561cm" svg:y="12.325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388cm" svg:height="1.433cm" svg:x="9.077cm" svg:y="7.602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388cm" svg:height="1.433cm" svg:x="7.905cm" svg:y="12.137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388cm" svg:height="1.433cm" svg:x="9.417cm" svg:y="13.988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388cm" svg:height="1.433cm" svg:x="11.42cm" svg:y="12.855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6" draw:text-style-name="P1" draw:layer="layout" svg:x1="16.327cm" svg:y1="1.889cm" svg:x2="16.328cm" svg:y2="19.466cm">
          <text:p/>
        </draw:line>
        <draw:line draw:style-name="gr16" draw:text-style-name="P1" draw:layer="layout" svg:x1="4.082cm" svg:y1="9.639cm" svg:x2="27.365cm" svg:y2="9.639cm">
          <text:p/>
        </draw:line>
        <draw:frame draw:style-name="gr3" draw:text-style-name="P6" draw:layer="layout" svg:width="7.97cm" svg:height="0.962cm" svg:x="6.071cm" svg:y="2.305cm">
          <draw:text-box>
            <text:p text:style-name="P6">Correct prediction: Orange</text:p>
          </draw:text-box>
        </draw:frame>
        <draw:frame draw:style-name="gr3" draw:text-style-name="P6" draw:layer="layout" svg:width="7.618cm" svg:height="0.962cm" svg:x="18.696cm" svg:y="2.267cm">
          <draw:text-box>
            <text:p text:style-name="P6">Correct prediction: Green</text:p>
          </draw:text-box>
        </draw:frame>
        <draw:frame draw:style-name="gr3" draw:text-style-name="P6" draw:layer="layout" svg:width="3.601cm" svg:height="2.384cm" svg:x="0.644cm" svg:y="14.06cm">
          <draw:text-box>
            <text:p text:style-name="P6">Model </text:p>
            <text:p text:style-name="P6">prediction: </text:p>
            <text:p text:style-name="P6">Green</text:p>
          </draw:text-box>
        </draw:frame>
        <draw:frame draw:style-name="gr3" draw:text-style-name="P6" draw:layer="layout" svg:width="3.601cm" svg:height="2.384cm" svg:x="0.719cm" svg:y="5.216cm">
          <draw:text-box>
            <text:p text:style-name="P6">Model </text:p>
            <text:p text:style-name="P6">prediction: </text:p>
            <text:p text:style-name="P6">Orange</text:p>
          </draw:text-box>
        </draw:frame>
        <draw:custom-shape draw:style-name="gr6" draw:text-style-name="P1" draw:layer="layout" svg:width="1.174cm" svg:height="1.212cm" svg:x="19.771cm" svg:y="5.821cm">
          <text:p/>
          <draw:enhanced-geometry svg:viewBox="0 0 21600 21600" draw:mirror-horizontal="false" draw:mirror-vertical="false" draw:glue-points="10800 0 0 10800 10800 21600 21600 10800" draw:path-stretchpoint-x="10800" draw:path-stretchpoint-y="10800" draw:text-areas="?f1 ?f1 ?f2 ?f3" draw:type="cross" draw:modifiers="7851.401120896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5" presentation:class="page"/>
          <draw:frame presentation:style-name="pr7" draw:text-style-name="P3" draw:layer="layout" svg:width="16.799cm" svg:height="13.114cm" svg:x="2.1cm" svg:y="14.107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Accuracy</text:p>
          </draw:text-box>
        </draw:frame>
        <draw:frame draw:style-name="gr5" draw:layer="layout" svg:width="23.847cm" svg:height="2.05cm" svg:x="1.927cm" svg:y="5.888cm">
          <draw:object xlink:href="./Object 1" xlink:type="simple" xlink:show="embed" xlink:actuate="onLoad"/>
          <draw:image xlink:href="./ObjectReplacements/Object 1" xlink:type="simple" xlink:show="embed" xlink:actuate="onLoad"/>
        </draw:frame>
        <draw:frame presentation:style-name="pr10" draw:layer="layout" svg:width="25.199cm" svg:height="6.958cm" svg:x="1.4cm" svg:y="11.566cm" presentation:class="outline" presentation:user-transformed="true">
          <draw:text-box>
            <text:list text:style-name="L3">
              <text:list-item>
                <text:p>Problems:</text:p>
                <text:list>
                  <text:list-item>
                    <text:p>What if class distribution is skewed?</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7" draw:text-style-name="P3" draw:layer="layout" svg:width="16.799cm" svg:height="13.114cm" svg:x="2.1cm" svg:y="14.107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Precision/ Recall</text:p>
          </draw:text-box>
        </draw:frame>
        <draw:frame draw:style-name="gr5" draw:layer="layout" svg:width="14.583cm" svg:height="2.05cm" svg:x="1.966cm" svg:y="5.623cm">
          <draw:object xlink:href="./Object 2" xlink:type="simple" xlink:show="embed" xlink:actuate="onLoad"/>
          <draw:image xlink:href="./ObjectReplacements/Object 2" xlink:type="simple" xlink:show="embed" xlink:actuate="onLoad"/>
        </draw:frame>
        <draw:frame draw:style-name="gr5" draw:layer="layout" svg:width="13.624cm" svg:height="2.05cm" svg:x="10.206cm" svg:y="8.949cm">
          <draw:object xlink:href="./Object 3" xlink:type="simple" xlink:show="embed" xlink:actuate="onLoad"/>
          <draw:image xlink:href="./ObjectReplacements/Object 3" xlink:type="simple" xlink:show="embed" xlink:actuate="onLoad"/>
        </draw:frame>
        <draw:frame presentation:style-name="pr11" draw:layer="layout" svg:width="25.199cm" svg:height="6.655cm" svg:x="1.4cm" svg:y="11.869cm" presentation:class="outline" presentation:user-transformed="true">
          <draw:text-box>
            <text:list text:style-name="L3">
              <text:list-item>
                <text:p>Problem:</text:p>
                <text:list>
                  <text:list-item>
                    <text:p>Depends on decision threshold.</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7" draw:text-style-name="P3" draw:layer="layout" svg:width="16.799cm" svg:height="13.114cm" svg:x="2.1cm" svg:y="14.107cm" presentation:class="notes" presentation:placeholder="true">
            <draw:text-box/>
          </draw:frame>
        </presentation:notes>
      </draw:page>
      <draw:page draw:name="page28" draw:style-name="dp1" draw:master-page-name="Default" presentation:presentation-page-layout-name="AL3T1">
        <draw:frame presentation:style-name="pr6" draw:layer="layout" svg:width="25.199cm" svg:height="3.256cm" svg:x="1.4cm" svg:y="0.962cm" presentation:class="title">
          <draw:text-box>
            <text:p>Combining precision/recall</text:p>
          </draw:text-box>
        </draw:frame>
        <draw:frame presentation:style-name="pr4" draw:layer="layout" svg:width="25.199cm" svg:height="13.859cm" svg:x="1.4cm" svg:y="4.914cm" presentation:class="outline">
          <draw:text-box>
            <text:list text:style-name="L3">
              <text:list-item>
                <text:p>Sensitivity: Recall wrt. positive examples</text:p>
              </text:list-item>
              <text:list-item>
                <text:p>Specificity: Recall wrt. negative examples</text:p>
              </text:list-item>
              <text:list-item>
                <text:p>F-Score: Harmonic mean of precision/recall</text:p>
                <text:p/>
              </text:list-item>
              <text:list-item>
                <text:p>Special thresholds:</text:p>
                <text:list>
                  <text:list-item>
                    <text:p>Break-Even: Recall = Precision</text:p>
                  </text:list-item>
                  <text:list-item>
                    <text:p>F-Score-Threshold: Max F-Score</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5"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5T0">
        <office:forms form:automatic-focus="false" form:apply-design-mode="false"/>
        <draw:frame presentation:style-name="pr3" draw:layer="layout" svg:width="25.199cm" svg:height="3.507cm" svg:x="1.4cm" svg:y="0.837cm" presentation:class="title">
          <draw:text-box>
            <text:p>ROC Curves</text:p>
          </draw:text-box>
        </draw:frame>
        <draw:custom-shape draw:style-name="gr17" draw:text-style-name="P1" draw:layer="layout" svg:width="0.907cm" svg:height="0.756cm" svg:x="8.278cm" svg:y="17.53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7" draw:text-style-name="P1" draw:layer="layout" svg:width="0.907cm" svg:height="0.756cm" svg:x="9.489cm" svg:y="17.53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7" draw:text-style-name="P1" draw:layer="layout" svg:width="0.907cm" svg:height="0.756cm" svg:x="10.66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7" draw:text-style-name="P1" draw:layer="layout" svg:width="0.907cm" svg:height="0.756cm" svg:x="11.795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7" draw:text-style-name="P1" draw:layer="layout" svg:width="0.907cm" svg:height="0.756cm" svg:x="13.006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7" draw:text-style-name="P1" draw:layer="layout" svg:width="0.907cm" svg:height="0.756cm" svg:x="14.177cm" svg:y="17.46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7" draw:text-style-name="P1" draw:layer="layout" svg:width="0.907cm" svg:height="0.756cm" svg:x="15.119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7" draw:text-style-name="P1" draw:layer="layout" svg:width="0.907cm" svg:height="0.756cm" svg:x="16.33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7" draw:text-style-name="P1" draw:layer="layout" svg:width="0.907cm" svg:height="0.756cm" svg:x="17.501cm" svg:y="17.46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presentation:notes draw:style-name="dp2">
          <draw:page-thumbnail draw:style-name="gr1" draw:layer="layout" svg:width="14.848cm" svg:height="11.136cm" svg:x="3.075cm" svg:y="2.257cm" draw:page-number="29" presentation:class="page"/>
          <draw:frame presentation:style-name="pr7" draw:text-style-name="P3" draw:layer="layout" svg:width="16.799cm" svg:height="13.114cm" svg:x="2.1cm" svg:y="14.107cm" presentation:class="notes" presentation:placeholder="true">
            <draw:text-box/>
          </draw:frame>
        </presentation:notes>
      </draw:page>
      <draw:page draw:name="page30" draw:style-name="dp1" draw:master-page-name="Default" presentation:presentation-page-layout-name="AL5T0">
        <office:forms form:automatic-focus="false" form:apply-design-mode="false"/>
        <draw:frame presentation:style-name="pr6" draw:layer="layout" svg:width="25.199cm" svg:height="3.256cm" svg:x="1.401cm" svg:y="0.962cm" presentation:class="title" presentation:user-transformed="true">
          <draw:text-box>
            <text:p>ROC Curves</text:p>
          </draw:text-box>
        </draw:frame>
        <draw:line draw:style-name="gr18" draw:text-style-name="P1" draw:layer="layout" svg:x1="7.031cm" svg:y1="17.198cm" svg:x2="19.769cm" svg:y2="17.198cm">
          <text:p/>
        </draw:line>
        <draw:frame draw:style-name="gr3" draw:text-style-name="P6" draw:layer="layout" svg:width="3.884cm" svg:height="0.962cm" svg:x="18.976cm" svg:y="17.84cm">
          <draw:text-box>
            <text:p text:style-name="P6">Orange rate</text:p>
          </draw:text-box>
        </draw:frame>
        <draw:custom-shape draw:style-name="gr19" draw:text-style-name="P1" draw:layer="layout" svg:width="0.907cm" svg:height="0.756cm" svg:x="8.279cm" svg:y="17.53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9.49cm" svg:y="17.53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0.661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1.796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svg:x="13.007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4.178cm" svg:y="17.46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svg:x="15.12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6.331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7.502cm" svg:y="17.46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presentation:notes draw:style-name="dp2">
          <draw:page-thumbnail draw:style-name="gr1" draw:layer="layout" svg:width="14.848cm" svg:height="11.136cm" svg:x="3.075cm" svg:y="2.257cm" draw:page-number="30" presentation:class="page"/>
          <draw:frame presentation:style-name="pr7" draw:text-style-name="P3" draw:layer="layout" svg:width="16.799cm" svg:height="13.114cm" svg:x="2.1cm" svg:y="14.107cm" presentation:class="notes" presentation:placeholder="true">
            <draw:text-box/>
          </draw:frame>
        </presentation:notes>
      </draw:page>
      <draw:page draw:name="page31" draw:style-name="dp1" draw:master-page-name="Default">
        <office:forms form:automatic-focus="false" form:apply-design-mode="false"/>
        <draw:frame presentation:style-name="pr6" draw:layer="layout" svg:width="25.199cm" svg:height="3.256cm" svg:x="1.401cm" svg:y="0.962cm" presentation:class="title" presentation:user-transformed="true">
          <draw:text-box>
            <text:p>ROC Curves</text:p>
          </draw:text-box>
        </draw:frame>
        <draw:line draw:style-name="gr18" draw:text-style-name="P1" draw:layer="layout" svg:x1="7.938cm" svg:y1="17.992cm" svg:x2="7.938cm" svg:y2="6.085cm">
          <text:p/>
        </draw:line>
        <draw:line draw:style-name="gr18" draw:text-style-name="P1" draw:layer="layout" svg:x1="7.031cm" svg:y1="17.198cm" svg:x2="19.769cm" svg:y2="17.198cm">
          <text:p/>
        </draw:line>
        <draw:frame draw:style-name="gr3" draw:text-style-name="P6" draw:layer="layout" svg:width="5.468cm" svg:height="0.962cm" svg:x="18.976cm" svg:y="17.84cm">
          <draw:text-box>
            <text:p text:style-name="P6">False orange rate</text:p>
          </draw:text-box>
        </draw:frame>
        <draw:frame draw:style-name="gr3" draw:text-style-name="P6" draw:layer="layout" svg:width="5.201cm" svg:height="0.962cm" svg:x="5.785cm" svg:y="4.197cm">
          <draw:text-box>
            <text:p text:style-name="P6">True orange rate</text:p>
          </draw:text-box>
        </draw:frame>
        <draw:custom-shape draw:style-name="gr19" draw:text-style-name="P1" draw:layer="layout" svg:width="0.907cm" svg:height="0.756cm" svg:x="8.279cm" svg:y="17.53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9.49cm" svg:y="17.53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0.661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1.796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svg:x="13.007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4.178cm" svg:y="17.46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svg:x="15.12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6.331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7.502cm" svg:y="17.46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draw:transform="rotate (-1.57079632679579) translate (7.582cm 6.804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595cm 9.071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draw:transform="rotate (-1.57079632679579) translate (7.582cm 7.859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582cm 10.12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62cm 11.299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62cm 12.434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1" draw:text-style-name="P1" draw:layer="layout" svg:width="0.907cm" svg:height="0.756cm" draw:transform="rotate (-1.57079632679579) translate (7.62cm 13.64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658cm 14.816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595cm 15.837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presentation:notes draw:style-name="dp2">
          <draw:page-thumbnail draw:style-name="gr1" draw:layer="layout" svg:width="14.848cm" svg:height="11.136cm" svg:x="3.075cm" svg:y="2.257cm" draw:page-number="31" presentation:class="page"/>
          <draw:frame presentation:style-name="pr7" draw:text-style-name="P3" draw:layer="layout" svg:width="16.799cm" svg:height="13.114cm" svg:x="2.1cm" svg:y="14.107cm" presentation:class="notes" presentation:placeholder="true">
            <draw:text-box/>
          </draw:frame>
        </presentation:notes>
      </draw:page>
      <draw:page draw:name="page32" draw:style-name="dp1" draw:master-page-name="Default">
        <office:forms form:automatic-focus="false" form:apply-design-mode="false"/>
        <draw:frame presentation:style-name="pr6" draw:layer="layout" svg:width="25.199cm" svg:height="3.256cm" svg:x="1.402cm" svg:y="0.962cm" presentation:class="title" presentation:user-transformed="true">
          <draw:text-box>
            <text:p>ROC Curves</text:p>
          </draw:text-box>
        </draw:frame>
        <draw:line draw:style-name="gr18" draw:text-style-name="P1" draw:layer="layout" svg:x1="7.939cm" svg:y1="17.992cm" svg:x2="7.939cm" svg:y2="6.085cm">
          <text:p/>
        </draw:line>
        <draw:line draw:style-name="gr18" draw:text-style-name="P1" draw:layer="layout" svg:x1="7.032cm" svg:y1="17.198cm" svg:x2="19.77cm" svg:y2="17.198cm">
          <text:p/>
        </draw:line>
        <draw:frame draw:style-name="gr3" draw:text-style-name="P6" draw:layer="layout" svg:width="5.468cm" svg:height="0.962cm" svg:x="18.977cm" svg:y="17.84cm">
          <draw:text-box>
            <text:p text:style-name="P6">False orange rate</text:p>
          </draw:text-box>
        </draw:frame>
        <draw:frame draw:style-name="gr3" draw:text-style-name="P6" draw:layer="layout" svg:width="5.201cm" svg:height="0.962cm" svg:x="5.786cm" svg:y="4.197cm">
          <draw:text-box>
            <text:p text:style-name="P6">True orange rate</text:p>
          </draw:text-box>
        </draw:frame>
        <draw:custom-shape draw:style-name="gr19" draw:text-style-name="P1" draw:layer="layout" svg:width="0.907cm" svg:height="0.756cm" svg:x="8.28cm" svg:y="17.53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9.491cm" svg:y="17.53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0.662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1.797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svg:x="13.008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4.179cm" svg:y="17.46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svg:x="15.121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6.332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7.503cm" svg:y="17.46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draw:transform="rotate (-1.57079632679579) translate (7.583cm 6.804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596cm 9.071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draw:transform="rotate (-1.57079632679579) translate (7.583cm 7.859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583cm 10.12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621cm 11.299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621cm 12.434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1" draw:text-style-name="P1" draw:layer="layout" svg:width="0.907cm" svg:height="0.756cm" draw:transform="rotate (-1.57079632679579) translate (7.621cm 13.64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659cm 14.816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596cm 15.837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line draw:style-name="gr22" draw:text-style-name="P1" draw:layer="layout" svg:x1="7.977cm" svg:y1="17.198cm" svg:x2="7.977cm" svg:y2="12.435cm">
          <text:p/>
        </draw:line>
        <presentation:notes draw:style-name="dp2">
          <draw:page-thumbnail draw:style-name="gr1" draw:layer="layout" svg:width="14.848cm" svg:height="11.136cm" svg:x="3.075cm" svg:y="2.257cm" draw:page-number="32" presentation:class="page"/>
          <draw:frame presentation:style-name="pr7" draw:text-style-name="P3" draw:layer="layout" svg:width="16.799cm" svg:height="13.114cm" svg:x="2.1cm" svg:y="14.107cm" presentation:class="notes" presentation:placeholder="true">
            <draw:text-box/>
          </draw:frame>
        </presentation:notes>
      </draw:page>
      <draw:page draw:name="page33" draw:style-name="dp1" draw:master-page-name="Default">
        <office:forms form:automatic-focus="false" form:apply-design-mode="false"/>
        <draw:frame presentation:style-name="pr6" draw:layer="layout" svg:width="25.199cm" svg:height="3.256cm" svg:x="1.402cm" svg:y="0.962cm" presentation:class="title" presentation:user-transformed="true">
          <draw:text-box>
            <text:p>ROC Curves</text:p>
          </draw:text-box>
        </draw:frame>
        <draw:line draw:style-name="gr18" draw:text-style-name="P1" draw:layer="layout" svg:x1="7.939cm" svg:y1="17.992cm" svg:x2="7.939cm" svg:y2="6.085cm">
          <text:p/>
        </draw:line>
        <draw:line draw:style-name="gr18" draw:text-style-name="P1" draw:layer="layout" svg:x1="7.032cm" svg:y1="17.198cm" svg:x2="19.77cm" svg:y2="17.198cm">
          <text:p/>
        </draw:line>
        <draw:frame draw:style-name="gr3" draw:text-style-name="P6" draw:layer="layout" svg:width="5.468cm" svg:height="0.962cm" svg:x="18.977cm" svg:y="17.84cm">
          <draw:text-box>
            <text:p text:style-name="P6">False orange rate</text:p>
          </draw:text-box>
        </draw:frame>
        <draw:frame draw:style-name="gr3" draw:text-style-name="P6" draw:layer="layout" svg:width="5.201cm" svg:height="0.962cm" svg:x="5.786cm" svg:y="4.197cm">
          <draw:text-box>
            <text:p text:style-name="P6">True orange rate</text:p>
          </draw:text-box>
        </draw:frame>
        <draw:custom-shape draw:style-name="gr19" draw:text-style-name="P1" draw:layer="layout" svg:width="0.907cm" svg:height="0.756cm" svg:x="8.28cm" svg:y="17.53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9.491cm" svg:y="17.53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0.662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1.797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svg:x="13.008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4.179cm" svg:y="17.46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svg:x="15.121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6.332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7.503cm" svg:y="17.46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draw:transform="rotate (-1.57079632679579) translate (7.583cm 6.804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596cm 9.071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draw:transform="rotate (-1.57079632679579) translate (7.583cm 7.859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583cm 10.12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621cm 11.299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621cm 12.434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1" draw:text-style-name="P1" draw:layer="layout" svg:width="0.907cm" svg:height="0.756cm" draw:transform="rotate (-1.57079632679579) translate (7.621cm 13.64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659cm 14.816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596cm 15.837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polyline draw:style-name="gr22" draw:text-style-name="P1" draw:layer="layout" svg:width="1.171cm" svg:height="4.762cm" svg:x="7.977cm" svg:y="12.435cm" svg:viewBox="0 0 1172 4763" draw:points="0,4763 0,0 1172,0">
          <text:p/>
        </draw:polyline>
        <presentation:notes draw:style-name="dp2">
          <draw:page-thumbnail draw:style-name="gr1" draw:layer="layout" svg:width="14.848cm" svg:height="11.136cm" svg:x="3.075cm" svg:y="2.257cm" draw:page-number="33" presentation:class="page"/>
          <draw:frame presentation:style-name="pr7" draw:text-style-name="P3" draw:layer="layout" svg:width="16.799cm" svg:height="13.114cm" svg:x="2.1cm" svg:y="14.107cm" presentation:class="notes" presentation:placeholder="true">
            <draw:text-box/>
          </draw:frame>
        </presentation:notes>
      </draw:page>
      <draw:page draw:name="page34" draw:style-name="dp1" draw:master-page-name="Default">
        <office:forms form:automatic-focus="false" form:apply-design-mode="false"/>
        <draw:frame presentation:style-name="pr6" draw:layer="layout" svg:width="25.199cm" svg:height="3.256cm" svg:x="1.401cm" svg:y="0.962cm" presentation:class="title" presentation:user-transformed="true">
          <draw:text-box>
            <text:p>ROC Curves</text:p>
          </draw:text-box>
        </draw:frame>
        <draw:line draw:style-name="gr18" draw:text-style-name="P1" draw:layer="layout" svg:x1="7.938cm" svg:y1="17.992cm" svg:x2="7.938cm" svg:y2="6.085cm">
          <text:p/>
        </draw:line>
        <draw:line draw:style-name="gr18" draw:text-style-name="P1" draw:layer="layout" svg:x1="7.031cm" svg:y1="17.198cm" svg:x2="19.769cm" svg:y2="17.198cm">
          <text:p/>
        </draw:line>
        <draw:frame draw:style-name="gr3" draw:text-style-name="P6" draw:layer="layout" svg:width="5.468cm" svg:height="0.962cm" svg:x="18.976cm" svg:y="17.84cm">
          <draw:text-box>
            <text:p text:style-name="P6">False orange rate</text:p>
          </draw:text-box>
        </draw:frame>
        <draw:frame draw:style-name="gr3" draw:text-style-name="P6" draw:layer="layout" svg:width="5.201cm" svg:height="0.962cm" svg:x="5.785cm" svg:y="4.197cm">
          <draw:text-box>
            <text:p text:style-name="P6">True orange rate</text:p>
          </draw:text-box>
        </draw:frame>
        <draw:custom-shape draw:style-name="gr19" draw:text-style-name="P1" draw:layer="layout" svg:width="0.907cm" svg:height="0.756cm" svg:x="8.279cm" svg:y="17.53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9.49cm" svg:y="17.53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0.661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1.796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svg:x="13.007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4.178cm" svg:y="17.46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svg:x="15.12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6.331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7.502cm" svg:y="17.46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draw:transform="rotate (-1.57079632679579) translate (7.582cm 6.804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595cm 9.071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draw:transform="rotate (-1.57079632679579) translate (7.582cm 7.859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582cm 10.12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62cm 11.299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62cm 12.434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1" draw:text-style-name="P1" draw:layer="layout" svg:width="0.907cm" svg:height="0.756cm" draw:transform="rotate (-1.57079632679579) translate (7.62cm 13.64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658cm 14.816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595cm 15.837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polyline draw:style-name="gr22" draw:text-style-name="P1" draw:layer="layout" svg:width="10.167cm" svg:height="10.242cm" svg:x="7.976cm" svg:y="6.955cm" svg:viewBox="0 0 10168 10243" draw:points="0,10243 0,5480 1172,5480 1172,4006 2419,4006 2419,0 10168,0">
          <text:p/>
        </draw:polyline>
        <presentation:notes draw:style-name="dp2">
          <draw:page-thumbnail draw:style-name="gr1" draw:layer="layout" svg:width="14.848cm" svg:height="11.136cm" svg:x="3.075cm" svg:y="2.257cm" draw:page-number="34" presentation:class="page"/>
          <draw:frame presentation:style-name="pr7" draw:text-style-name="P3" draw:layer="layout" svg:width="16.799cm" svg:height="13.114cm" svg:x="2.1cm" svg:y="14.107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6" draw:layer="layout" svg:width="25.199cm" svg:height="3.256cm" svg:x="1.4cm" svg:y="0.962cm" presentation:class="title">
          <draw:text-box>
            <text:p>ROC Curves</text:p>
          </draw:text-box>
        </draw:frame>
        <draw:line draw:style-name="gr18" draw:text-style-name="P1" draw:layer="layout" svg:x1="7.937cm" svg:y1="17.992cm" svg:x2="7.937cm" svg:y2="6.085cm">
          <text:p/>
        </draw:line>
        <draw:line draw:style-name="gr18" draw:text-style-name="P1" draw:layer="layout" svg:x1="7.03cm" svg:y1="17.198cm" svg:x2="19.768cm" svg:y2="17.198cm">
          <text:p/>
        </draw:line>
        <draw:frame draw:style-name="gr3" draw:text-style-name="P6" draw:layer="layout" svg:width="5.468cm" svg:height="0.962cm" svg:x="18.975cm" svg:y="17.84cm">
          <draw:text-box>
            <text:p text:style-name="P6">False orange rate</text:p>
          </draw:text-box>
        </draw:frame>
        <draw:frame draw:style-name="gr3" draw:text-style-name="P6" draw:layer="layout" svg:width="5.201cm" svg:height="0.962cm" svg:x="5.784cm" svg:y="4.197cm">
          <draw:text-box>
            <text:p text:style-name="P6">True orange rate</text:p>
          </draw:text-box>
        </draw:frame>
        <draw:custom-shape draw:style-name="gr19" draw:text-style-name="P1" draw:layer="layout" svg:width="0.907cm" svg:height="0.756cm" svg:x="8.278cm" svg:y="17.53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9.489cm" svg:y="17.53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0.66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1.795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svg:x="13.006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4.177cm" svg:y="17.46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svg:x="15.119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6.33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7.501cm" svg:y="17.46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draw:transform="rotate (-1.57079632679579) translate (7.581cm 6.804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594cm 9.071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draw:transform="rotate (-1.57079632679579) translate (7.581cm 7.859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581cm 10.12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619cm 11.299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619cm 12.434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1" draw:text-style-name="P1" draw:layer="layout" svg:width="0.907cm" svg:height="0.756cm" draw:transform="rotate (-1.57079632679579) translate (7.619cm 13.64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657cm 14.816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594cm 15.837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polyline draw:style-name="gr22" draw:text-style-name="P1" draw:layer="layout" svg:width="10.167cm" svg:height="10.242cm" svg:x="7.975cm" svg:y="6.955cm" svg:viewBox="0 0 10168 10243" draw:points="0,10243 0,5480 1172,5480 1172,4006 2419,4006 2419,0 10168,0">
          <text:p/>
        </draw:polyline>
        <draw:line draw:style-name="gr23" draw:text-style-name="P1" draw:layer="layout" svg:x1="7.975cm" svg:y1="17.122cm" svg:x2="18.218cm" svg:y2="6.955cm">
          <text:p/>
        </draw:line>
        <presentation:notes draw:style-name="dp2">
          <draw:page-thumbnail draw:style-name="gr1" draw:layer="layout" svg:width="14.848cm" svg:height="11.136cm" svg:x="3.075cm" svg:y="2.257cm" draw:page-number="35" presentation:class="page"/>
          <draw:frame presentation:style-name="pr7" draw:text-style-name="P3" draw:layer="layout" svg:width="16.799cm" svg:height="13.114cm" svg:x="2.1cm" svg:y="14.107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6" draw:layer="layout" svg:width="25.199cm" svg:height="3.256cm" svg:x="1.401cm" svg:y="0.962cm" presentation:class="title" presentation:user-transformed="true">
          <draw:text-box>
            <text:p>AUC – area under ROC</text:p>
          </draw:text-box>
        </draw:frame>
        <draw:line draw:style-name="gr18" draw:text-style-name="P1" draw:layer="layout" svg:x1="7.938cm" svg:y1="17.992cm" svg:x2="7.938cm" svg:y2="6.085cm">
          <text:p/>
        </draw:line>
        <draw:line draw:style-name="gr18" draw:text-style-name="P1" draw:layer="layout" svg:x1="7.031cm" svg:y1="17.198cm" svg:x2="19.769cm" svg:y2="17.198cm">
          <text:p/>
        </draw:line>
        <draw:frame draw:style-name="gr3" draw:text-style-name="P6" draw:layer="layout" svg:width="5.468cm" svg:height="0.962cm" svg:x="18.976cm" svg:y="17.84cm">
          <draw:text-box>
            <text:p text:style-name="P6">False orange rate</text:p>
          </draw:text-box>
        </draw:frame>
        <draw:frame draw:style-name="gr3" draw:text-style-name="P6" draw:layer="layout" svg:width="5.201cm" svg:height="0.962cm" svg:x="5.785cm" svg:y="4.197cm">
          <draw:text-box>
            <text:p text:style-name="P6">True orange rate</text:p>
          </draw:text-box>
        </draw:frame>
        <draw:custom-shape draw:style-name="gr19" draw:text-style-name="P1" draw:layer="layout" svg:width="0.907cm" svg:height="0.756cm" svg:x="8.279cm" svg:y="17.53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9.49cm" svg:y="17.53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0.661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1.796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svg:x="13.007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4.178cm" svg:y="17.46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svg:x="15.12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6.331cm" svg:y="17.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svg:x="17.502cm" svg:y="17.46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draw:transform="rotate (-1.57079632679579) translate (7.582cm 6.804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595cm 9.071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0" draw:text-style-name="P1" draw:layer="layout" svg:width="0.907cm" svg:height="0.756cm" draw:transform="rotate (-1.57079632679579) translate (7.582cm 7.859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582cm 10.12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62cm 11.299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62cm 12.434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21" draw:text-style-name="P1" draw:layer="layout" svg:width="0.907cm" svg:height="0.756cm" draw:transform="rotate (-1.57079632679579) translate (7.62cm 13.64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658cm 14.816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9" draw:text-style-name="P1" draw:layer="layout" svg:width="0.907cm" svg:height="0.756cm" draw:transform="rotate (-1.57079632679579) translate (7.595cm 15.837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polyline draw:style-name="gr22" draw:text-style-name="P1" draw:layer="layout" svg:width="10.167cm" svg:height="10.242cm" svg:x="7.976cm" svg:y="6.955cm" svg:viewBox="0 0 10168 10243" draw:points="0,10243 0,5480 1172,5480 1172,4006 2419,4006 2419,0 10168,0">
          <text:p/>
        </draw:polyline>
        <draw:custom-shape draw:style-name="gr24" draw:text-style-name="P1" draw:layer="layout" svg:width="7.673cm" svg:height="10.167cm" svg:x="10.432cm" svg:y="7.031cm">
          <text:p/>
          <draw:enhanced-geometry svg:viewBox="0 0 21600 21600" draw:type="rectangle" draw:enhanced-path="M 0 0 L 21600 0 21600 21600 0 21600 0 0 Z N"/>
        </draw:custom-shape>
        <draw:custom-shape draw:style-name="gr24" draw:text-style-name="P1" draw:layer="layout" svg:width="7.673cm" svg:height="6.162cm" svg:x="9.199cm" svg:y="10.999cm">
          <text:p/>
          <draw:enhanced-geometry svg:viewBox="0 0 21600 21600" draw:type="rectangle" draw:enhanced-path="M 0 0 L 21600 0 21600 21600 0 21600 0 0 Z N"/>
        </draw:custom-shape>
        <draw:custom-shape draw:style-name="gr24" draw:text-style-name="P1" draw:layer="layout" svg:width="7.673cm" svg:height="4.688cm" svg:x="8cm" svg:y="12.473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6" presentation:class="page"/>
          <draw:frame presentation:style-name="pr7" draw:text-style-name="P3" draw:layer="layout" svg:width="16.799cm" svg:height="13.114cm" svg:x="2.1cm" svg:y="14.107cm" presentation:class="notes" presentation:placeholder="true">
            <draw:text-box/>
          </draw:frame>
        </presentation:notes>
      </draw:page>
      <draw:page draw:name="page37" draw:style-name="dp1" draw:master-page-name="Default" presentation:presentation-page-layout-name="AL2T3">
        <draw:frame presentation:style-name="pr1" draw:layer="layout" svg:width="25.199cm" svg:height="17.685cm" svg:x="-4.345cm" svg:y="4.435cm">
          <draw:text-box>
            <text:p>Using models</text:p>
          </draw:text-box>
        </draw:frame>
        <presentation:notes draw:style-name="dp2">
          <draw:page-thumbnail draw:style-name="gr1" draw:layer="layout" svg:width="13.968cm" svg:height="10.476cm" svg:x="3.81cm" svg:y="2.123cm" draw:page-number="37" presentation:class="page"/>
          <draw:frame presentation:style-name="pr5"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3T1">
        <draw:frame presentation:style-name="pr3" draw:layer="layout" svg:width="25.199cm" svg:height="3.507cm" svg:x="1.4cm" svg:y="0.837cm" presentation:class="title">
          <draw:text-box>
            <text:p>After training is over...</text:p>
          </draw:text-box>
        </draw:frame>
        <draw:frame presentation:style-name="pr4" draw:layer="layout" svg:width="25.199cm" svg:height="13.859cm" svg:x="1.4cm" svg:y="4.914cm" presentation:class="outline">
          <draw:text-box>
            <text:list text:style-name="L3">
              <text:list-item>
                <text:p>Integrate model in environment</text:p>
                <text:list>
                  <text:list-item>
                    <text:p>Fine tune thresholds, </text:p>
                  </text:list-item>
                  <text:list-item>
                    <text:p>define default class, etc.</text:p>
                  </text:list-item>
                </text:list>
              </text:list-item>
              <text:list-item>
                <text:p>Combine multiple models.</text:p>
              </text:list-item>
              <text:list-item>
                <text:p>Integrate the model into existing software.</text:p>
                <text:list>
                  <text:list-item>
                    <text:p>Store and load model</text:p>
                  </text:list-item>
                  <text:list-item>
                    <text:p>Interface and integrate with data pipeline.</text:p>
                  </text:list-item>
                </text:list>
              </text:list-item>
              <text:list-item>
                <text:p>Constantly monitor quality.</text:p>
              </text:list-item>
              <text:list-item>
                <text:p>Collect new training data in live system.</text:p>
              </text:list-item>
            </text:list>
          </draw:text-box>
        </draw:frame>
        <presentation:notes draw:style-name="dp2">
          <draw:page-thumbnail draw:style-name="gr1" draw:layer="layout" svg:width="13.968cm" svg:height="10.476cm" svg:x="3.81cm" svg:y="2.123cm" draw:page-number="38" presentation:class="page"/>
          <draw:frame presentation:style-name="pr5"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3T1">
        <draw:frame presentation:style-name="pr6" draw:layer="layout" svg:width="25.199cm" svg:height="3.256cm" svg:x="1.4cm" svg:y="0.962cm" presentation:class="title">
          <draw:text-box>
            <text:p>Conclusion</text:p>
          </draw:text-box>
        </draw:frame>
        <draw:frame presentation:style-name="pr4" draw:layer="layout" svg:width="25.199cm" svg:height="13.859cm" svg:x="1.4cm" svg:y="4.914cm" presentation:class="outline">
          <draw:text-box>
            <text:list text:style-name="L3">
              <text:list-item>
                <text:p>Measure quality of models:</text:p>
                <text:list>
                  <text:list-item>
                    <text:p>Not on training data but on evaluation data</text:p>
                  </text:list-item>
                  <text:list-item>
                    <text:p>Don't forget significance test</text:p>
                  </text:list-item>
                </text:list>
              </text:list-item>
              <text:list-item>
                <text:p>Model selection</text:p>
                <text:list>
                  <text:list-item>
                    <text:p>On tuning data, not on evaluation data</text:p>
                  </text:list-item>
                  <text:list-item>
                    <text:p>Select model parameter e.g. via grid search</text:p>
                  </text:list-item>
                </text:list>
              </text:list-item>
              <text:list-item>
                <text:p>Classification evaluation via Precision/Recall</text:p>
              </text:list-item>
              <text:list-item>
                <text:p>Decision function evaluation via ROC</text:p>
              </text:list-item>
            </text:list>
          </draw:text-box>
        </draw:frame>
        <presentation:notes draw:style-name="dp2">
          <draw:page-thumbnail draw:style-name="gr1" draw:layer="layout" svg:width="13.968cm" svg:height="10.476cm" svg:x="3.81cm" svg:y="2.123cm" draw:page-number="39"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Isabel Drost</meta:initial-creator>
    <meta:creation-date>2011-07-14T19:27:31</meta:creation-date>
    <meta:editing-duration>PT01H56M32S</meta:editing-duration>
    <meta:editing-cycles>6</meta:editing-cycles>
    <dc:date>2011-07-14T21:23:58</dc:date>
    <dc:creator>Isabel Drost</dc:creator>
    <meta:generator>OpenOffice.org/3.2$Unix OpenOffice.org_project/320m19$Build-9505</meta:generator>
    <meta:document-statistic meta:object-count="392"/>
  </office:meta>
</office:document-meta>
</file>

<file path=Object 1/content.xml><?xml version="1.0" encoding="utf-8"?>
<!DOCTYPE math  PUBLIC '-//OpenOffice.org//DTD Modified W3C MathML 1.01//EN'  'math.dtd'>
<math:math xmlns:math="http://www.w3.org/1998/Math/MathML">
  <math:semantics>
    <math:mrow>
      <math:mi math:fontstyle="italic">ACC</math:mi>
      <math:mo math:stretchy="false">=</math:mo>
      <math:mfrac>
        <math:mrow>
          <math:mi math:fontstyle="italic">true</math:mi>
          <math:mrow>
            <math:mi math:fontstyle="italic">positive</math:mi>
            <math:mo math:stretchy="false">+</math:mo>
            <math:mi math:fontstyle="italic">true</math:mi>
          </math:mrow>
          <math:mi math:fontstyle="italic">negative</math:mi>
        </math:mrow>
        <math:mrow>
          <math:mi math:fontstyle="italic">true</math:mi>
          <math:mrow>
            <math:mi math:fontstyle="italic">positive</math:mi>
            <math:mo math:stretchy="false">+</math:mo>
            <math:mi math:fontstyle="italic">false</math:mi>
          </math:mrow>
          <math:mrow>
            <math:mi math:fontstyle="italic">positive</math:mi>
            <math:mo math:stretchy="false">+</math:mo>
            <math:mi math:fontstyle="italic">false</math:mi>
          </math:mrow>
          <math:mrow>
            <math:mi math:fontstyle="italic">negative</math:mi>
            <math:mo math:stretchy="false">+</math:mo>
            <math:mi math:fontstyle="italic">true</math:mi>
          </math:mrow>
          <math:mi math:fontstyle="italic">negative</math:mi>
        </math:mrow>
      </math:mfrac>
    </math:mrow>
    <math:annotation math:encoding="StarMath 5.0">ACC = {true positive + true negative} over {true positive + false positive + false negative + true negative}</math:annotation>
  </math:semantics>
</math:math>
</file>

<file path=Object 2/content.xml><?xml version="1.0" encoding="utf-8"?>
<!DOCTYPE math  PUBLIC '-//OpenOffice.org//DTD Modified W3C MathML 1.01//EN'  'math.dtd'>
<math:math xmlns:math="http://www.w3.org/1998/Math/MathML">
  <math:semantics>
    <math:mrow>
      <math:mi math:fontstyle="italic">Precision</math:mi>
      <math:mo math:stretchy="false">=</math:mo>
      <math:mfrac>
        <math:mrow>
          <math:mi math:fontstyle="italic">true</math:mi>
          <math:mi math:fontstyle="italic">positive</math:mi>
        </math:mrow>
        <math:mrow>
          <math:mi math:fontstyle="italic">true</math:mi>
          <math:mrow>
            <math:mi math:fontstyle="italic">positive</math:mi>
            <math:mo math:stretchy="false">+</math:mo>
            <math:mi math:fontstyle="italic">false</math:mi>
          </math:mrow>
          <math:mi math:fontstyle="italic">positive</math:mi>
        </math:mrow>
      </math:mfrac>
    </math:mrow>
    <math:annotation math:encoding="StarMath 5.0">Precision = {true positive} over {true positive + false positive}</math:annotation>
  </math:semantics>
</math:math>
</file>

<file path=Object 3/content.xml><?xml version="1.0" encoding="utf-8"?>
<!DOCTYPE math  PUBLIC '-//OpenOffice.org//DTD Modified W3C MathML 1.01//EN'  'math.dtd'>
<math:math xmlns:math="http://www.w3.org/1998/Math/MathML">
  <math:semantics>
    <math:mrow>
      <math:mi math:fontstyle="italic">Recall</math:mi>
      <math:mo math:stretchy="false">=</math:mo>
      <math:mfrac>
        <math:mrow>
          <math:mi math:fontstyle="italic">true</math:mi>
          <math:mi math:fontstyle="italic">positive</math:mi>
        </math:mrow>
        <math:mrow>
          <math:mi math:fontstyle="italic">true</math:mi>
          <math:mrow>
            <math:mi math:fontstyle="italic">positive</math:mi>
            <math:mo math:stretchy="false">+</math:mo>
            <math:mi math:fontstyle="italic">false</math:mi>
          </math:mrow>
          <math:mi math:fontstyle="italic">negative</math:mi>
        </math:mrow>
      </math:mfrac>
    </math:mrow>
    <math:annotation math:encoding="StarMath 5.0">Recall = {true positive} over {true positive + false negative}</math:annotation>
  </math:semantics>
</math:math>
</file>

<file path=Object 4/content.xml><?xml version="1.0" encoding="utf-8"?>
<math xmlns="http://www.w3.org/1998/Math/MathML"/>
</file>

<file path=Object 5/content.xml><?xml version="1.0" encoding="utf-8"?>
<math xmlns="http://www.w3.org/1998/Math/MathML">
  <semantics>
    <mrow>
      <mrow>
        <msub>
          <mi>R</mi>
          <mi mathvariant="italic">emp</mi>
        </msub>
        <mi mathvariant="normal">=</mi>
        <mfrac>
          <mn>1</mn>
          <mi>n</mi>
        </mfrac>
      </mrow>
      <mrow>
        <munderover>
          <mi mathvariant="normal">∑</mi>
          <mrow>
            <mi>i</mi>
            <mi mathvariant="normal">=</mi>
            <mn>1</mn>
          </mrow>
          <mi>n</mi>
        </munderover>
        <mi>l</mi>
      </mrow>
      <mrow>
        <mo stretchy="false">(</mo>
        <mrow>
          <mi>h</mi>
          <mrow>
            <mo stretchy="false">(</mo>
            <msub>
              <mi>x</mi>
              <mi>i</mi>
            </msub>
            <mo stretchy="false">)</mo>
          </mrow>
          <mi>,</mi>
          <msub>
            <mi>y</mi>
            <mi>i</mi>
          </msub>
        </mrow>
        <mo stretchy="false">)</mo>
      </mrow>
    </mrow>
    <annotation encoding="StarMath 5.0">R_{emp} = 1 over n sum from {i=1} to n l(h(x_i), y_i)</annotation>
  </semantics>
</math>
</file>

<file path=Object 6/content.xml><?xml version="1.0" encoding="utf-8"?>
<math xmlns="http://www.w3.org/1998/Math/MathML">
  <semantics>
    <mrow>
      <msub>
        <mo stretchy="false">σ</mo>
        <mi>R</mi>
      </msub>
      <mi mathvariant="normal">=</mi>
      <msqrt>
        <mrow>
          <mo stretchy="false">(</mo>
          <mfrac>
            <mrow>
              <msub>
                <mo stretchy="false">μ</mo>
                <mi>r</mi>
              </msub>
              <mrow>
                <mo stretchy="false">(</mo>
                <mrow>
                  <mn>1</mn>
                  <mi mathvariant="normal">−</mi>
                  <msub>
                    <mo stretchy="false">μ</mo>
                    <mi>r</mi>
                  </msub>
                </mrow>
                <mo stretchy="false">)</mo>
              </mrow>
            </mrow>
            <mrow>
              <mi>m</mi>
              <mi mathvariant="normal">−</mi>
              <mn>1</mn>
            </mrow>
          </mfrac>
          <mo stretchy="false">)</mo>
        </mrow>
      </msqrt>
    </mrow>
    <annotation encoding="StarMath 5.0">%sigma_R = sqrt ({%mu_r (1 - %mu_r)} over {m - 1})</annotation>
  </semantics>
</math>
</file>

<file path=Object 7/content.xml><?xml version="1.0" encoding="utf-8"?>
<math xmlns="http://www.w3.org/1998/Math/MathML">
  <semantics>
    <mtable>
      <mtr>
        <mtd>
          <mrow>
            <mrow>
              <mi stretchy="false" mathvariant="normal">∣</mi>
              <mrow>
                <msub>
                  <mi>R</mi>
                  <mi mathvariant="italic">theo</mi>
                </msub>
                <mrow>
                  <mrow>
                    <mo stretchy="false">(</mo>
                    <mi>h</mi>
                    <mo stretchy="false">)</mo>
                  </mrow>
                  <mi mathvariant="normal">−</mi>
                  <msub>
                    <mi>R</mi>
                    <mi mathvariant="italic">emp</mi>
                  </msub>
                </mrow>
                <mrow>
                  <mo stretchy="false">(</mo>
                  <mi>h</mi>
                  <mo stretchy="false">)</mo>
                </mrow>
              </mrow>
              <mi stretchy="false" mathvariant="normal">∣</mi>
            </mrow>
            <mo stretchy="false">&lt;</mo>
            <mo stretchy="false">ε</mo>
          </mrow>
        </mtd>
      </mtr>
      <mtr>
        <mtd>
          <mrow>
            <mrow>
              <mi>P</mi>
              <mi mathvariant="normal">=</mi>
              <mi>p</mi>
            </mrow>
            <mrow>
              <mo stretchy="false">(</mo>
              <mrow>
                <mrow>
                  <mi stretchy="false" mathvariant="normal">∣</mi>
                  <mrow>
                    <msub>
                      <mi>R</mi>
                      <mi mathvariant="italic">theo</mi>
                    </msub>
                    <mrow>
                      <mrow>
                        <mo stretchy="false">(</mo>
                        <mi>h</mi>
                        <mo stretchy="false">)</mo>
                      </mrow>
                      <mi mathvariant="normal">−</mi>
                      <msub>
                        <mi>R</mi>
                        <mi mathvariant="italic">emp</mi>
                      </msub>
                    </mrow>
                    <mrow>
                      <mo stretchy="false">(</mo>
                      <mi>h</mi>
                      <mo stretchy="false">)</mo>
                    </mrow>
                  </mrow>
                  <mi stretchy="false" mathvariant="normal">∣</mi>
                </mrow>
                <mo stretchy="false">&lt;</mo>
                <mo stretchy="false">ε</mo>
              </mrow>
              <mo stretchy="false">)</mo>
            </mrow>
          </mrow>
        </mtd>
      </mtr>
      <mtr>
        <mtd>
          <mrow>
            <mrow>
              <mi>P</mi>
              <mi mathvariant="normal">=</mi>
              <mrow>
                <mn>1</mn>
                <mi mathvariant="normal">−</mi>
                <mi>p</mi>
              </mrow>
            </mrow>
            <mrow>
              <mrow>
                <mo stretchy="false">(</mo>
                <mrow>
                  <msub>
                    <mi>R</mi>
                    <mi mathvariant="italic">theo</mi>
                  </msub>
                  <mrow>
                    <mrow>
                      <mo stretchy="false">(</mo>
                      <mi>h</mi>
                      <mo stretchy="false">)</mo>
                    </mrow>
                    <mi mathvariant="normal">−</mi>
                    <msub>
                      <mi>R</mi>
                      <mi mathvariant="italic">emp</mi>
                    </msub>
                  </mrow>
                  <mrow>
                    <mrow>
                      <mo stretchy="false">(</mo>
                      <mi>h</mi>
                      <mo stretchy="false">)</mo>
                    </mrow>
                    <mo stretchy="false">&gt;</mo>
                    <mo stretchy="false">ε</mo>
                  </mrow>
                </mrow>
                <mo stretchy="false">)</mo>
              </mrow>
              <mo stretchy="false">+</mo>
              <mi>p</mi>
            </mrow>
            <mrow>
              <mo stretchy="false">(</mo>
              <mrow>
                <msub>
                  <mi>R</mi>
                  <mi mathvariant="italic">emp</mi>
                </msub>
                <mrow>
                  <mrow>
                    <mo stretchy="false">(</mo>
                    <mi>h</mi>
                    <mo stretchy="false">)</mo>
                  </mrow>
                  <mi mathvariant="normal">−</mi>
                  <msub>
                    <mi>R</mi>
                    <mi mathvariant="italic">theo</mi>
                  </msub>
                </mrow>
                <mrow>
                  <mrow>
                    <mo stretchy="false">(</mo>
                    <mi>h</mi>
                    <mo stretchy="false">)</mo>
                  </mrow>
                  <mo stretchy="false">&gt;</mo>
                  <mo stretchy="false">ε</mo>
                </mrow>
              </mrow>
              <mo stretchy="false">)</mo>
            </mrow>
          </mrow>
        </mtd>
      </mtr>
      <mtr>
        <mtd>
          <mrow>
            <mrow>
              <mi>P</mi>
              <mi mathvariant="normal">~</mi>
              <mrow>
                <mn>1</mn>
                <mi mathvariant="normal">−</mi>
                <mrow>
                  <mn>2</mn>
                  <mi mathvariant="normal">⋅</mi>
                  <mo stretchy="false">Φ</mo>
                </mrow>
              </mrow>
            </mrow>
            <mrow>
              <mo stretchy="false">(</mo>
              <mrow>
                <mrow>
                  <mi mathvariant="normal">−</mi>
                  <mo stretchy="false">ε</mo>
                </mrow>
                <msubsup>
                  <mo stretchy="false">σ</mo>
                  <mi>R</mi>
                  <mrow>
                    <mi mathvariant="normal">−</mi>
                    <mn>2</mn>
                  </mrow>
                </msubsup>
              </mrow>
              <mo stretchy="false">)</mo>
            </mrow>
          </mrow>
        </mtd>
      </mtr>
    </mtable>
    <annotation encoding="StarMath 5.0">alignl lline R_{theo}(h) - R_{emp}(h) rline &lt; %epsilon newline
alignl P = p(lline R_{theo}(h) - R_{emp}(h) rline &lt; %epsilon)  newline
alignl P = 1 - p(R_{theo}(h) - R_{emp}(h) &gt; %epsilon) + p(R_{emp}(h) - R_{theo}(h) &gt; %epsilon)newline
alignl P sim 1 - 2 cdot %PHI (-%epsilon %sigma_R^{-2})
</annotation>
  </semantics>
</math>
</file>